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DC00000465B1AF3A35.jpg"/>
  <manifest:file-entry manifest:media-type="image/png" manifest:full-path="Pictures/10000000000005DC0000046539121F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5.404cm"/>
    </style:style>
    <style:style style:name="pr2" style:family="presentation" style:parent-style-name="Domyślnie-notes">
      <style:graphic-properties draw:stroke="none" draw:fill="none" draw:fill-color="#ffffff" draw:auto-grow-height="true" fo:min-height="12.389cm" draw:shadow="hidden"/>
    </style:style>
    <style:style style:name="pr3" style:family="presentation" style:parent-style-name="Domyślnie-title">
      <style:graphic-properties draw:auto-grow-height="true" fo:min-height="2.577cm"/>
    </style:style>
    <style:style style:name="pr4" style:family="presentation" style:parent-style-name="Domyślnie-outline1">
      <style:graphic-properties fo:min-height="12.204cm"/>
    </style:style>
    <style:style style:name="pr5" style:family="presentation" style:parent-style-name="Domyślnie-notes">
      <style:graphic-properties draw:fill-color="#ffffff" fo:min-height="12.138cm"/>
    </style:style>
    <style:style style:name="pr6" style:family="presentation" style:parent-style-name="Domyślnie-title">
      <style:graphic-properties fo:min-height="2.326cm"/>
    </style:style>
    <style:style style:name="pr7" style:family="presentation" style:parent-style-name="Domyślnie-outline1">
      <style:graphic-properties fo:min-height="12.583cm"/>
    </style:style>
    <style:style style:name="P1" style:family="paragraph">
      <style:paragraph-properties fo:margin-left="0cm" fo:margin-right="0cm" style:line-height-at-least="1.3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style:line-height-at-least="0.807cm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text-properties fo:font-size="24pt" fo:language="en" fo:country="GB" style:font-size-asian="24pt" style:font-size-complex="24pt"/>
    </style:style>
    <style:style style:name="T1" style:family="text">
      <style:text-properties fo:color="#000000" fo:font-family="'Times New Roman'" style:font-family-generic="roman" style:font-pitch="variable" fo:font-size="24pt" fo:language="pl" fo:country="PL" fo:font-weight="normal" style:font-family-asian="'Times New Roman'" style:font-family-generic-asian="roman" style:font-pitch-asian="variable" style:font-size-asian="24pt" style:font-weight-asian="normal" style:font-family-complex="'Times New Roman'" style:font-family-generic-complex="roman" style:font-pitch-complex="variable" style:font-size-complex="24pt" style:font-weight-complex="normal"/>
    </style:style>
    <style:style style:name="T2" style:family="text">
      <style:text-properties fo:color="#000000" fo:font-family="'Times New Roman'" style:font-family-generic="roman" style:font-pitch="variable" fo:font-size="22pt" fo:language="pl" fo:country="PL" fo:font-weight="normal" style:font-size-asian="22pt" style:font-weight-asian="normal" style:font-size-complex="22pt" style:font-weight-complex="normal"/>
    </style:style>
    <style:style style:name="T3" style:family="text">
      <style:text-properties fo:color="#000000" fo:font-size="18pt" fo:language="pl" fo:country="PL" fo:font-weight="normal" style:font-size-asian="18pt" style:font-weight-asian="normal" style:font-size-complex="18pt" style:font-weight-complex="normal"/>
    </style:style>
    <style:style style:name="T4" style:family="text">
      <style:text-properties fo:color="#000000" fo:font-family="Arial" style:font-pitch="variable" fo:font-size="12pt" fo:language="pl" fo:country="PL" fo:font-weight="normal" style:font-size-asian="12pt" style:font-weight-asian="normal" style:font-size-complex="12pt" style:font-weight-complex="normal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6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32" presentation:use-date-time-name="dtd1">
        <office:forms form:automatic-focus="false" form:apply-design-mode="false"/>
        <draw:custom-shape draw:name="Text Box 1" draw:style-name="gr1" draw:text-style-name="P2" draw:layer="layout" svg:width="18.851cm" svg:height="6.747cm" svg:x="5.755cm" svg:y="6.747cm">
          <text:p text:style-name="P1"><text:span text:style-name="T1"><text:line-break/></text:span><text:span text:style-name="T1"><text:line-break/></text:span><text:span text:style-name="T1"> </text:span><text:span text:style-name="T1"><text:line-break/></text:span><text:span text:style-name="T1"> </text:span></text:p>
          <draw:enhanced-geometry svg:viewBox="0 0 21600 21600" draw:type="mso-spt202" draw:enhanced-path="M 0 0 L 21600 0 21600 21600 0 21600 0 0 Z N"/>
        </draw:custom-shape>
        <draw:custom-shape draw:name="Rectangle 2" draw:style-name="gr1" draw:text-style-name="P2" draw:layer="layout" svg:width="16.743cm" svg:height="4.348cm" svg:x="5.755cm" svg:y="13.692cm">
          <text:p text:style-name="P3"><text:span text:style-name="T2"><text:line-break/></text:span><text:span text:style-name="T2"><text:line-break/></text:span><text:span text:style-name="T2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2" draw:layer="layout" svg:width="17.105cm" svg:height="2.333cm" svg:x="6.196cm" svg:y="15.09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989cm" svg:height="15.404cm" svg:x="4.1cm" svg:y="1.447cm" presentation:class="subtitle">
          <draw:text-box>
            <text:p>ModFEM code development 2013-2015</text:p>
          </draw:text-box>
        </draw:frame>
        <presentation:notes draw:style-name="dp2">
          <draw:custom-shape draw:name="Rectangle 15" draw:style-name="gr3" draw:text-style-name="P2" draw:layer="layout" svg:width="8.215cm" svg:height="1.341cm" svg:x="10.791cm" svg:y="26.233cm">
            <text:p text:style-name="P4"><text:span text:style-name="T4"><text:page-number>&lt;num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2" draw:layer="layout" svg:width="13.812cm" svg:height="10.358cm" svg:x="2.619cm" svg:y="2.0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cm" svg:height="12.649cm" svg:x="1.905cm" svg:y="13.122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3" draw:layer="layout" svg:width="19.989cm" svg:height="2.837cm" svg:x="4.1cm" svg:y="1.192cm" presentation:class="title">
          <draw:text-box>
            <text:p>Target</text:p>
          </draw:text-box>
        </draw:frame>
        <draw:frame presentation:style-name="pr4" draw:layer="layout" svg:width="19.989cm" svg:height="12.734cm" svg:x="4.1cm" svg:y="4.523cm" presentation:class="outline" presentation:user-transformed="true">
          <draw:text-box>
            <text:list text:style-name="L4">
              <text:list-item>
                <text:p>Working versions of the code for:</text:p>
              </text:list-item>
            </text:list>
            <text:list text:style-name="L5">
              <text:list-item>
                <text:list>
                  <text:list-item>
                    <text:p>Welding (PlGrid – KM, AS, PC)</text:p>
                    <text:list>
                      <text:list-item>
                        <text:p>parallel with message passing (KM, KC)</text:p>
                        <text:list>
                          <text:list-item>
                            <text:p>new hybrid mesh</text:p>
                          </text:list-item>
                          <text:list-item>
                            <text:p>old solver with new storage</text:p>
                          </text:list-item>
                        </text:list>
                      </text:list-item>
                      <text:list-item>
                        <text:p>Navier-Stokes – heat coupling</text:p>
                      </text:list-item>
                      <text:list-item>
                        <text:p>free surface, mass transport - sequential</text:p>
                      </text:list-item>
                      <text:list-item>
                        <text:p>VOF? – parallel</text:p>
                      </text:list-item>
                      <text:list-item>
                        <text:p>parallel free surface, mass transport?</text:p>
                      </text:list-item>
                    </text:list>
                  </text:list-item>
                  <text:list-item>
                    <text:p>Hardening (Innolot – PC, KM, PP)</text:p>
                    <text:list>
                      <text:list-item>
                        <text:p>Navier-Stokes – heat coupling!!!</text:p>
                      </text:list-item>
                      <text:list-item>
                        <text:p>internal bounda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2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3" draw:layer="layout" svg:width="19.989cm" svg:height="2.837cm" svg:x="4.1cm" svg:y="1.192cm" presentation:class="title">
          <draw:text-box>
            <text:p>Target</text:p>
          </draw:text-box>
        </draw:frame>
        <draw:frame presentation:style-name="pr4" draw:layer="layout" svg:width="19.989cm" svg:height="12.464cm" svg:x="4.1cm" svg:y="4.523cm" presentation:class="outline">
          <draw:text-box>
            <text:list text:style-name="L4">
              <text:list-item>
                <text:p>Working versions of the code:</text:p>
              </text:list-item>
            </text:list>
            <text:list text:style-name="L5">
              <text:list-item>
                <text:list>
                  <text:list-item>
                    <text:p>GUI (ŁR)</text:p>
                  </text:list-item>
                  <text:list-item>
                    <text:p>Importing files (KM)</text:p>
                  </text:list-item>
                  <text:list-item>
                    <text:p>Parallel versions </text:p>
                    <text:list>
                      <text:list-item>
                        <text:p>Shared memory (OpenMP, OpenCL? - KC, JB, FK)</text:p>
                      </text:list-item>
                      <text:list-item>
                        <text:p>Distributed memory (KM)</text:p>
                      </text:list-item>
                      <text:list-item>
                        <text:p>Massively multi-threaded (OpenCL, CUDA? - KC, JB, FK)</text:p>
                      </text:list-item>
                    </text:list>
                  </text:list-item>
                  <text:list-item>
                    <text:p>Exporting files (KM)</text:p>
                  </text:list-item>
                  <text:list-item>
                    <text:p>Visualization (P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3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Popularyzacja</text:p>
          </draw:text-box>
        </draw:frame>
        <draw:frame presentation:style-name="pr4" draw:layer="layout" svg:width="19.989cm" svg:height="12.464cm" svg:x="4.1cm" svg:y="4.523cm" presentation:class="outline">
          <draw:text-box>
            <text:list text:style-name="L4">
              <text:list-item>
                <text:p>Konferencje</text:p>
              </text:list-item>
              <text:list-item>
                <text:p>Publikacje</text:p>
              </text:list-item>
              <text:list-item>
                <text:p>Koła naukowe</text:p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4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- KM</text:p>
          </draw:text-box>
        </draw:frame>
        <draw:frame presentation:style-name="pr7" draw:text-style-name="P5" draw:layer="layout" svg:width="19.989cm" svg:height="12.843cm" svg:x="4.1cm" svg:y="4.523cm" presentation:class="outline">
          <draw:text-box>
            <text:list text:style-name="L4">
              <text:list-item>
                <text:p><text:span text:style-name="T5">Working version MPI-OpenMP</text:span></text:p>
              </text:list-item>
              <text:list-item>
                <text:p><text:span text:style-name="T5">Analysis OpenMP with SIMD directives</text:span></text:p>
                <text:list>
                  <text:list-item>
                    <text:p><text:span text:style-name="T5">profiles</text:span></text:p>
                  </text:list-item>
                </text:list>
              </text:list-item>
              <text:list-item>
                <text:p><text:span text:style-name="T5">KomPlasTech – SIMD</text:span></text:p>
              </text:list-item>
              <text:list-item>
                <text:p><text:span text:style-name="T5">Final redaction</text:span></text:p>
              </text:list-item>
              <text:list-item>
                <text:p><text:span text:style-name="T5">-----------------</text:span></text:p>
              </text:list-item>
              <text:list-item>
                <text:p><text:span text:style-name="T5">Parallel input-output (checkpoint-restart)</text:span></text:p>
              </text:list-item>
              <text:list-item>
                <text:p><text:span text:style-name="T5">Colouring of mesh entities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5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- PM</text:p>
          </draw:text-box>
        </draw:frame>
        <draw:frame presentation:style-name="pr7" draw:layer="layout" svg:width="19.989cm" svg:height="12.843cm" svg:x="4.1cm" svg:y="4.523cm" presentation:class="outline">
          <draw:text-box>
            <text:list text:style-name="L4">
              <text:list-item>
                <text:p>Testing</text:p>
                <text:list>
                  <text:list-item>
                    <text:p>mesh entities' ID</text:p>
                  </text:list-item>
                </text:list>
              </text:list-item>
              <text:list-item>
                <text:p>Fullfilling promises </text:p>
              </text:list-item>
              <text:list-item>
                <text:p>Final redaction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6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- PC</text:p>
          </draw:text-box>
        </draw:frame>
        <draw:frame presentation:style-name="pr7" draw:layer="layout" svg:width="19.989cm" svg:height="12.843cm" svg:x="4.1cm" svg:y="4.523cm" presentation:class="outline">
          <draw:text-box>
            <text:list text:style-name="L4">
              <text:list-item>
                <text:p>Testy ns_supg+heat</text:p>
              </text:list-item>
              <text:list-item>
                <text:p>Testy ns_supg+heat+ALE</text:p>
              </text:list-item>
              <text:list-item>
                <text:p>Ostateczna redakcja</text:p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7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FK</text:p>
          </draw:text-box>
        </draw:frame>
        <draw:frame presentation:style-name="pr7" draw:layer="layout" svg:width="19.989cm" svg:height="12.843cm" svg:x="4.1cm" svg:y="4.523cm" presentation:class="outline">
          <draw:text-box>
            <text:list text:style-name="L4">
              <text:list-item>
                <text:p>std_lin – szacowanie błędu (ZZ) na GPU</text:p>
              </text:list-item>
              <text:list-item>
                <text:p>std_lin – projekcja (proj_sol_lev) na CPU</text:p>
              </text:list-item>
              <text:list-item>
                <text:p>infrastruktura OpenCL</text:p>
                <text:list>
                  <text:list-item>
                    <text:p>numerical integration: CPU, GPU, PHI</text:p>
                  </text:list-item>
                  <text:list-item>
                    <text:p>numerical integration: prisms, tetra</text:p>
                  </text:list-item>
                </text:list>
              </text:list-item>
              <text:list-item>
                <text:p>auto-tuning</text:p>
              </text:list-item>
              <text:list-item>
                <text:p>OpenMP 4.0</text:p>
                <text:list>
                  <text:list-item>
                    <text:p>infrastruktura</text:p>
                  </text:list-item>
                  <text:list-item>
                    <text:p>całkowanie numeryczne (CPU, GPU, PH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8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- KC</text:p>
          </draw:text-box>
        </draw:frame>
        <draw:frame presentation:style-name="pr7" draw:layer="layout" svg:width="19.989cm" svg:height="14.422cm" svg:x="4.1cm" svg:y="4.223cm" presentation:class="outline" presentation:user-transformed="true">
          <draw:text-box>
            <text:list text:style-name="L4">
              <text:list-item>
                <text:p>assembling – CRS, Ellpack(?) (CPU, GPU)</text:p>
              </text:list-item>
              <text:list-item>
                <text:p>multi-grid solver (CPU, GPU)</text:p>
                <text:list>
                  <text:list-item>
                    <text:p>SpMV</text:p>
                  </text:list-item>
                  <text:list-item>
                    <text:p>GS iterations</text:p>
                  </text:list-item>
                  <text:list-item>
                    <text:p>ILU(0) iterations</text:p>
                  </text:list-item>
                  <text:list-item>
                    <text:p>projections (prolongation, restriction)</text:p>
                  </text:list-item>
                </text:list>
              </text:list-item>
              <text:list-item>
                <text:p>MPI-OpenMP-OpenCL implementation</text:p>
                <text:p><text:span text:style-name="T6">------------------------------------------------------------------</text:span></text:p>
              </text:list-item>
              <text:list-item>
                <text:p>ctests</text:p>
                <text:list>
                  <text:list-item>
                    <text:p>maintenance</text:p>
                  </text:list-item>
                  <text:list-item>
                    <text:p>extensions</text:p>
                  </text:list-item>
                  <text:list-item>
                    <text:p>document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9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86cm" svg:x="4.1cm" svg:y="1.317cm" presentation:class="title">
          <draw:text-box>
            <text:p>Doktoraty - JB</text:p>
          </draw:text-box>
        </draw:frame>
        <draw:frame presentation:style-name="pr7" draw:layer="layout" svg:width="19.989cm" svg:height="13.501cm" svg:x="4.1cm" svg:y="4.123cm" presentation:class="outline" presentation:user-transformed="true">
          <draw:text-box>
            <text:list text:style-name="L4">
              <text:list-item>
                <text:p>numerical integration 2nd_order</text:p>
                <text:list>
                  <text:list-item>
                    <text:p>1-entry – 1-thread </text:p>
                  </text:list-item>
                  <text:list-item>
                    <text:p>tetra, prisms</text:p>
                  </text:list-item>
                  <text:list-item>
                    <text:p>OpenCL (CPU, GPU, PHI)</text:p>
                  </text:list-item>
                </text:list>
              </text:list-item>
              <text:list-item>
                <text:p>assembling 2nd_order (CPU, GPU)</text:p>
              </text:list-item>
              <text:list-item>
                <text:p>error estimation 2nd_order (CPU, GPU)</text:p>
              </text:list-item>
              <text:list-item>
                <text:p>projections 2nd_order (CPU, GPU)</text:p>
              </text:list-item>
              <text:list-item>
                <text:p>ns_supg+heat – 2nd_order (CPU, GPU)</text:p>
                <text:p><text:span text:style-name="T6">----------------------------------------------------</text:span></text:p>
              </text:list-item>
              <text:list-item>
                <text:p>cmake</text:p>
                <text:list>
                  <text:list-item>
                    <text:p>extensions</text:p>
                  </text:list-item>
                  <text:list-item>
                    <text:p>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10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DC0000046539121F6D.png" xlink:type="simple" xlink:show="embed" xlink:actuate="onLoad"/>
    <draw:fill-image draw:name="Bitmape_20_2" draw:display-name="Bitmape 2" xlink:href="Pictures/10000000000005DC00000465B1AF3A3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omyślni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font-relief="none"/>
    </style:style>
    <style:style style:name="Domyślnie-notes" style:family="presentation">
      <style:graphic-properties draw:stroke="none" draw:fill="none" fo:padding-top="0.13cm" fo:padding-bottom="0.13cm" fo:padding-left="0.25cm" fo:padding-right="0.25cm">
        <text:list-style style:name="Domyślni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omyślnie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4pt" style:font-style-asian="normal" style:font-weight-asian="bold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omyślnie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wrap" draw:shadow="hidden"/>
    </style:style>
    <style:style style:name="Mpr2" style:family="presentation" style:parent-style-name="Domyślnie-backgroundobjects">
      <style:graphic-properties draw:stroke="none" draw:fill="none" draw:fill-color="#ffffff" draw:textarea-horizontal-align="justify" draw:textarea-vertical-align="top" draw:auto-grow-height="false" draw:auto-grow-width="false" fo:min-height="1.343cm" fo:min-width="0cm" fo:padding-top="0.13cm" fo:padding-bottom="0.13cm" fo:padding-left="0.25cm" fo:padding-right="0.25cm" fo:wrap-option="wrap" draw:shadow="hidden"/>
    </style:style>
    <style:style style:name="Mpr3" style:family="presentation" style:parent-style-name="Domyślnie-backgroundobjects">
      <style:graphic-properties draw:stroke="none" draw:fill="none" draw:fill-color="#ffffff" draw:textarea-horizontal-align="justify" draw:textarea-vertical-align="bottom" draw:auto-grow-height="false" draw:auto-grow-width="false" fo:min-height="1.343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MT3" style:family="text">
      <style:text-properties fo:color="#000000" fo:font-family="Arial" style:font-pitch="variable" fo:font-size="12pt" fo:language="pl" fo:country="PL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 draw:page-number="1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19.989cm" svg:height="2.576cm" svg:x="4.1cm" svg:y="1.322cm" presentation:class="title" presentation:placeholder="true">
        <draw:text-box/>
      </draw:frame>
      <draw:frame presentation:style-name="Domyślnie-outline1" draw:layer="backgroundobjects" svg:width="19.989cm" svg:height="12.833cm" svg:x="4.1cm" svg:y="4.523cm" presentation:class="outline" presentation:placeholder="true">
        <draw:text-box/>
      </draw:frame>
      <draw:custom-shape draw:name="Text Box 3"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887cm" svg:height="1.284cm" svg:x="18.202cm" svg:y="17.347cm" presentation:class="page-number">
        <draw:text-box>
          <text:p text:style-name="MP4"><text:span text:style-name="MT2"><text:page-number>&lt;num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7.63cm" svg:x="0cm" svg:y="0cm">
          <text:p/>
        </draw:rect>
        <draw:custom-shape draw:name="AutoShape 1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0" draw:style-name="Mgr3" draw:text-style-name="MP3" draw:layer="backgroundobjects" svg:width="8.255cm" svg:height="1.38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3" draw:layer="backgroundobjects" svg:width="8.215cm" svg:height="1.342cm" svg:x="10.79cm" svg:y="-0.001cm" presentation:class="date-time">
          <draw:text-box>
            <text:p/>
          </draw:text-box>
        </draw:frame>
        <draw:page-thumbnail presentation:style-name="Domyślnie-title" draw:layer="backgroundobjects" svg:width="13.763cm" svg:height="10.319cm" svg:x="2.623cm" svg:y="2.073cm" presentation:class="page"/>
        <draw:frame presentation:style-name="Domyślnie-notes" draw:layer="backgroundobjects" svg:width="15.2cm" svg:height="12.388cm" svg:x="1.905cm" svg:y="13.122cm" presentation:class="notes" presentation:placeholder="true">
          <draw:text-box/>
        </draw:frame>
        <draw:custom-shape draw:name="Text Box 14" draw:style-name="Mgr3" draw:text-style-name="MP3" draw:layer="backgroundobjects" svg:width="8.255cm" svg:height="1.381cm" svg:x="0cm" svg:y="26.23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15cm" svg:height="1.342cm" svg:x="10.79cm" svg:y="26.231cm" presentation:class="page-number">
          <draw:text-box>
            <text:p text:style-name="MP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ajd 1</dc:title>
    <meta:creation-date>2007-09-26T13:45:04</meta:creation-date>
    <dc:date>2014-09-25T08:37:59</dc:date>
    <meta:editing-cycles>501</meta:editing-cycles>
    <meta:editing-duration>PT94H17M02S</meta:editing-duration>
    <meta:generator>OpenOffice.org/3.1$Unix OpenOffice.org_project/310m19$Build-9420</meta:generator>
    <meta:document-statistic meta:object-count="74"/>
  </office:meta>
</office:document-meta>
</file>